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>
      <style:graphic-properties draw:stroke="none" svg:stroke-color="#000000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9" style:family="graphic" style:parent-style-name="objectwithoutfill">
      <style:graphic-properties draw:stroke="dash" draw:stroke-dash="Fine_20_Dashed" draw:fill="none" draw:textarea-vertical-align="middle"/>
    </style:style>
    <style:style style:name="gr5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4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8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1" style:family="graphic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4" style:family="graphic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5" style:family="graphic">
      <style:graphic-properties draw:stroke="none" draw:fill="none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8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9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0" style:family="graphic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1" style:family="graphic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2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6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29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32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33" draw:text-style-name="P2" draw:layer="layout" svg:x1="8.571cm" svg:y1="11.999cm" svg:x2="9.336cm" svg:y2="11.999cm">
          <text:p/>
        </draw:line>
        <draw:custom-shape draw:style-name="gr34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0.549cm" svg:y1="12.009cm" svg:x2="11.314cm" svg:y2="12.009cm">
          <text:p/>
        </draw:line>
        <draw:custom-shape draw:style-name="gr34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2.527cm" svg:y1="12.019cm" svg:x2="13.292cm" svg:y2="12.019cm">
          <text:p/>
        </draw:line>
        <draw:custom-shape draw:style-name="gr34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5.695cm" svg:y1="12.03cm" svg:x2="16.46cm" svg:y2="12.03cm">
          <text:p/>
        </draw:line>
        <draw:custom-shape draw:style-name="gr34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13.663cm" svg:y1="13.033cm" svg:x2="15.322cm" svg:y2="13.033cm">
          <text:p/>
        </draw:line>
        <draw:frame draw:style-name="gr37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8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9" draw:text-style-name="P1" draw:layer="layout" svg:x1="17.099cm" svg:y1="12.569cm" svg:x2="16.238cm" svg:y2="13.04cm">
          <text:p/>
        </draw:line>
        <draw:line draw:style-name="gr39" draw:text-style-name="P1" draw:layer="layout" svg:x1="17.849cm" svg:y1="13.436cm" svg:x2="16.238cm" svg:y2="13.607cm">
          <text:p/>
        </draw:line>
        <draw:custom-shape draw:style-name="gr40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1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2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9.761cm" svg:y1="6.737cm" svg:x2="12.796cm" svg:y2="6.737cm">
          <text:p/>
        </draw:line>
        <draw:line draw:style-name="gr45" draw:text-style-name="P1" draw:layer="layout" svg:x1="9.761cm" svg:y1="6.737cm" svg:x2="9.761cm" svg:y2="7.116cm">
          <text:p/>
        </draw:line>
        <draw:line draw:style-name="gr45" draw:text-style-name="P1" draw:layer="layout" svg:x1="12.796cm" svg:y1="6.737cm" svg:x2="12.796cm" svg:y2="7.116cm">
          <text:p/>
        </draw:line>
        <draw:line draw:style-name="gr44" draw:text-style-name="P1" draw:layer="layout" svg:x1="11.279cm" svg:y1="6.357cm" svg:x2="11.279cm" svg:y2="6.736cm">
          <text:p/>
        </draw:line>
        <draw:custom-shape draw:style-name="gr43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9.761cm" svg:y1="7.685cm" svg:x2="9.761cm" svg:y2="8.257cm">
          <text:p/>
        </draw:line>
        <draw:line draw:style-name="gr45" draw:text-style-name="P1" draw:layer="layout" svg:x1="9.761cm" svg:y1="8.256cm" svg:x2="10.14cm" svg:y2="8.256cm">
          <text:p/>
        </draw:line>
        <draw:line draw:style-name="gr45" draw:text-style-name="P1" draw:layer="layout" svg:x1="12.796cm" svg:y1="8.064cm" svg:x2="13.175cm" svg:y2="8.064cm">
          <text:p/>
        </draw:line>
        <draw:line draw:style-name="gr45" draw:text-style-name="P1" draw:layer="layout" svg:x1="12.796cm" svg:y1="9.016cm" svg:x2="13.175cm" svg:y2="9.016cm">
          <text:p/>
        </draw:line>
        <draw:line draw:style-name="gr45" draw:text-style-name="P1" draw:layer="layout" svg:x1="12.796cm" svg:y1="7.685cm" svg:x2="12.796cm" svg:y2="9.015cm">
          <text:p/>
        </draw:line>
        <draw:custom-shape draw:style-name="gr46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9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50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8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8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8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2" draw:text-style-name="P1" draw:layer="layout" svg:x1="9.568cm" svg:y1="9.806cm" svg:x2="9.568cm" svg:y2="11.838cm">
            <text:p/>
          </draw:line>
          <draw:line draw:style-name="gr52" draw:text-style-name="P1" draw:layer="layout" svg:x1="9.568cm" svg:y1="10.047cm" svg:x2="9.06cm" svg:y2="11.584cm">
            <text:p/>
          </draw:line>
          <draw:line draw:style-name="gr52" draw:text-style-name="P1" draw:layer="layout" svg:x1="9.568cm" svg:y1="10.047cm" svg:x2="10.076cm" svg:y2="11.584cm">
            <text:p/>
          </draw:line>
        </draw:g>
        <draw:frame draw:style-name="gr28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8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9" draw:text-style-name="P1" draw:layer="layout" svg:x1="7.582cm" svg:y1="11.838cm" svg:x2="23.33cm" svg:y2="11.838cm">
          <text:p/>
        </draw:line>
        <draw:frame draw:style-name="gr28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8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53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8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52" draw:text-style-name="P1" draw:layer="layout" svg:x1="12.354cm" svg:y1="9.756cm" svg:x2="12.354cm" svg:y2="11.788cm">
            <text:p/>
          </draw:line>
          <draw:line draw:style-name="gr52" draw:text-style-name="P1" draw:layer="layout" svg:x1="12.354cm" svg:y1="9.997cm" svg:x2="11.846cm" svg:y2="11.534cm">
            <text:p/>
          </draw:line>
          <draw:line draw:style-name="gr52" draw:text-style-name="P1" draw:layer="layout" svg:x1="12.354cm" svg:y1="9.997cm" svg:x2="12.862cm" svg:y2="11.534cm">
            <text:p/>
          </draw:line>
        </draw:g>
        <draw:polygon draw:style-name="gr51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8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8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51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8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52" draw:text-style-name="P1" draw:layer="layout" svg:x1="14.886cm" svg:y1="9.781cm" svg:x2="14.886cm" svg:y2="11.813cm">
            <text:p/>
          </draw:line>
          <draw:line draw:style-name="gr52" draw:text-style-name="P1" draw:layer="layout" svg:x1="14.886cm" svg:y1="10.022cm" svg:x2="14.378cm" svg:y2="11.559cm">
            <text:p/>
          </draw:line>
          <draw:line draw:style-name="gr52" draw:text-style-name="P1" draw:layer="layout" svg:x1="14.886cm" svg:y1="10.022cm" svg:x2="15.394cm" svg:y2="11.559cm">
            <text:p/>
          </draw:line>
        </draw:g>
        <draw:g>
          <draw:line draw:style-name="gr52" draw:text-style-name="P1" draw:layer="layout" svg:x1="18.404cm" svg:y1="9.756cm" svg:x2="18.404cm" svg:y2="11.788cm">
            <text:p/>
          </draw:line>
          <draw:line draw:style-name="gr52" draw:text-style-name="P1" draw:layer="layout" svg:x1="18.404cm" svg:y1="9.997cm" svg:x2="17.896cm" svg:y2="11.534cm">
            <text:p/>
          </draw:line>
          <draw:line draw:style-name="gr52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8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9" draw:text-style-name="P1" draw:layer="layout" svg:x1="7.582cm" svg:y1="6.096cm" svg:x2="23.33cm" svg:y2="6.096cm">
          <text:p/>
        </draw:line>
        <draw:frame draw:style-name="gr28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4" draw:text-style-name="P1" draw:layer="layout" svg:x1="21.844cm" svg:y1="11.838cm" svg:x2="21.844cm" svg:y2="13.97cm">
          <text:p/>
        </draw:line>
        <draw:line draw:style-name="gr54" draw:text-style-name="P1" draw:layer="layout" svg:x1="21.844cm" svg:y1="6.096cm" svg:x2="21.844cm" svg:y2="11.838cm">
          <text:p/>
        </draw:line>
        <draw:line draw:style-name="gr55" draw:text-style-name="P1" draw:layer="layout" svg:x1="21.844cm" svg:y1="4.572cm" svg:x2="21.844cm" svg:y2="6.096cm">
          <text:p/>
        </draw:line>
        <draw:custom-shape draw:style-name="gr56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7" draw:text-style-name="P8" draw:layer="layout" svg:width="5.08cm" svg:height="3.056cm" svg:x="12.754cm" svg:y="8.12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8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8" draw:text-style-name="P26" draw:layer="layout" svg:width="5.08cm" svg:height="0.848cm" svg:x="12.754cm" svg:y="8.12cm">
          <draw:text-box>
            <text:p text:style-name="P25"><text:span text:style-name="T14">Spark (core)</text:span></text:p>
          </draw:text-box>
        </draw:frame>
        <draw:custom-shape draw:style-name="gr59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26" draw:layer="layout" svg:width="5.08cm" svg:height="0.848cm" svg:x="12.754cm" svg:y="6.858cm">
          <draw:text-box>
            <text:p text:style-name="P25"><text:span text:style-name="T14">Application</text:span></text:p>
          </draw:text-box>
        </draw:frame>
        <draw:custom-shape draw:style-name="gr53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8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8" draw:text-style-name="P27" draw:layer="layout" svg:width="1.28cm" svg:height="0.806cm" svg:x="13.848cm" svg:y="9.078cm">
          <draw:text-box>
            <text:p text:style-name="P27"><text:span text:style-name="T15">Ser</text:span></text:p>
          </draw:text-box>
        </draw:frame>
        <draw:frame draw:style-name="gr28" draw:text-style-name="P27" draw:layer="layout" svg:width="1.526cm" svg:height="0.806cm" svg:x="15.292cm" svg:y="9.1cm">
          <draw:text-box>
            <text:p text:style-name="P27"><text:span text:style-name="T15">Sor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61" draw:text-style-name="P8" draw:layer="Layout" svg:width="9.452cm" svg:height="3.302cm" svg:x="8.382cm" svg:y="7.874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9.452cm" svg:height="1.27cm" svg:x="8.382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63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9.452cm" svg:height="0.848cm" svg:x="8.382cm" svg:y="11.598cm">
          <draw:text-box>
            <text:p text:style-name="P1"><text:span text:style-name="T5">Crail File System</text:span></text:p>
          </draw:text-box>
        </draw:frame>
        <draw:frame draw:style-name="gr28" draw:text-style-name="P11" draw:layer="layout" svg:width="9.452cm" svg:height="0.848cm" svg:x="8.382cm" svg:y="7.874cm">
          <draw:text-box>
            <text:p text:style-name="P28"><text:span text:style-name="T5">Spark (core)</text:span></text:p>
          </draw:text-box>
        </draw:frame>
        <draw:custom-shape draw:style-name="gr64" draw:text-style-name="P10" draw:layer="Layout" svg:width="2.54cm" svg:height="1.062cm" svg:x="8.382cm" svg:y="6.604cm">
          <text:p text:style-name="P10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16.564cm" svg:height="6.096cm" svg:x="1.27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56cm" svg:height="1.27cm" svg:x="8.89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056cm" svg:height="0.848cm" svg:x="8.89cm" svg:y="10.228cm">
          <draw:text-box>
            <text:p text:style-name="P1"><text:span text:style-name="T5">CrailBroadcast</text:span></text:p>
          </draw:text-box>
        </draw:frame>
        <draw:polygon draw:style-name="gr66" draw:text-style-name="P1" draw:layer="layout" svg:width="1.183cm" svg:height="1.269cm" draw:transform="rotate (1.5707963267949) translate (13.858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3.858cm 9.82cm)" svg:viewBox="0 0 930 1270" draw:points="930,0 279,0 0,635 279,1270 930,1270">
          <text:p/>
        </draw:polygon>
        <draw:custom-shape draw:style-name="gr67" draw:text-style-name="P10" draw:layer="layout" svg:width="1.778cm" svg:height="1.062cm" svg:x="11.176cm" svg:y="6.604cm">
          <text:p text:style-name="P10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0" draw:layer="layout" svg:width="2.286cm" svg:height="1.062cm" svg:x="15.494cm" svg:y="6.558cm">
          <text:p text:style-name="P10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1.28cm" svg:height="0.806cm" svg:x="13.858cm" svg:y="8.89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5.494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5.494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5.494cm 9.82cm)" svg:viewBox="0 0 930 1270" draw:points="930,0 279,0 0,635 279,1270 930,1270">
          <text:p/>
        </draw:polygon>
        <draw:frame draw:style-name="gr28" draw:text-style-name="P27" draw:layer="layout" svg:width="1.28cm" svg:height="0.806cm" svg:x="15.494cm" svg:y="8.89cm">
          <draw:text-box>
            <text:p text:style-name="P27"><text:span text:style-name="T15">Sor</text:span></text:p>
          </draw:text-box>
        </draw:frame>
        <draw:line draw:style-name="gr69" draw:text-style-name="P1" draw:layer="layout" svg:x1="13.208cm" svg:y1="7.112cm" svg:x2="15.24cm" svg:y2="7.158cm">
          <text:p/>
        </draw:line>
        <draw:polygon draw:style-name="gr63" draw:text-style-name="P1" draw:layer="layout" svg:width="1.183cm" svg:height="1.269cm" draw:transform="rotate (1.5707963267949) translate (10.15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0.15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0.15cm 9.82cm)" svg:viewBox="0 0 930 1270" draw:points="930,0 279,0 0,635 279,1270 930,1270">
          <text:p/>
        </draw:polygon>
        <draw:frame draw:style-name="gr28" draw:text-style-name="P27" draw:layer="layout" svg:width="1.28cm" svg:height="0.806cm" svg:x="10.15cm" svg:y="8.89cm">
          <draw:text-box>
            <text:p text:style-name="P27"><text:span text:style-name="T15">S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custom-shape draw:style-name="gr61" draw:text-style-name="P8" draw:layer="Layout" svg:width="9.452cm" svg:height="3.002cm" svg:x="10.868cm" svg:y="8.494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9.452cm" svg:height="1.016cm" svg:x="10.868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64cm" svg:height="0.97cm" svg:x="15.748cm" svg:y="10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6.002cm" svg:y="10.648cm">
          <draw:text-box>
            <text:p text:style-name="P1"><text:span text:style-name="T5">CrailShuffle</text:span></text:p>
          </draw:text-box>
        </draw:frame>
        <draw:polygon draw:style-name="gr63" draw:text-style-name="P1" draw:layer="layout" svg:width="1.183cm" svg:height="1.269cm" draw:transform="rotate (1.5707963267949) translate (16.344cm 10.882cm)" svg:viewBox="0 0 1184 1270" draw:points="1184,0 355,0 0,635 355,1270 1184,1270">
          <text:p/>
        </draw:polygon>
        <draw:frame draw:style-name="gr28" draw:text-style-name="P11" draw:layer="layout" svg:width="9.452cm" svg:height="0.848cm" svg:x="10.868cm" svg:y="11.818cm">
          <draw:text-box>
            <text:p text:style-name="P1"><text:span text:style-name="T5">Crail File System</text:span></text:p>
          </draw:text-box>
        </draw:frame>
        <draw:frame draw:style-name="gr28" draw:text-style-name="P11" draw:layer="layout" svg:width="9.452cm" svg:height="0.848cm" svg:x="10.868cm" svg:y="8.494cm">
          <draw:text-box>
            <text:p text:style-name="P28"><text:span text:style-name="T5">Spark (core)</text:span></text:p>
          </draw:text-box>
        </draw:frame>
        <draw:custom-shape draw:style-name="gr64" draw:text-style-name="P10" draw:layer="Layout" svg:width="2.54cm" svg:height="0.973cm" svg:x="10.868cm" svg:y="7.333cm">
          <text:p text:style-name="P10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17.834cm" svg:height="5.476cm" svg:x="2.486cm" svg:y="7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56cm" svg:height="0.97cm" svg:x="11.376cm" svg:y="10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056cm" svg:height="0.848cm" svg:x="11.376cm" svg:y="10.648cm">
          <draw:text-box>
            <text:p text:style-name="P1"><text:span text:style-name="T5">CrailBroadcast</text:span></text:p>
          </draw:text-box>
        </draw:frame>
        <draw:polygon draw:style-name="gr66" draw:text-style-name="P1" draw:layer="layout" svg:width="1.183cm" svg:height="1.269cm" draw:transform="rotate (1.5707963267949) translate (16.344cm 10.69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6.344cm 10.44cm)" svg:viewBox="0 0 930 1270" draw:points="930,0 279,0 0,635 279,1270 930,1270">
          <text:p/>
        </draw:polygon>
        <draw:custom-shape draw:style-name="gr70" draw:text-style-name="P10" draw:layer="Layout" svg:width="1.778cm" svg:height="0.973cm" svg:x="13.662cm" svg:y="7.333cm">
          <text:p text:style-name="P10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Layout" svg:width="2.286cm" svg:height="0.973cm" svg:x="17.98cm" svg:y="7.29cm">
          <text:p text:style-name="P10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1.28cm" svg:height="0.806cm" svg:x="16.344cm" svg:y="9.51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7.98cm 10.88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7.98cm 10.69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7.98cm 10.44cm)" svg:viewBox="0 0 930 1270" draw:points="930,0 279,0 0,635 279,1270 930,1270">
          <text:p/>
        </draw:polygon>
        <draw:frame draw:style-name="gr28" draw:text-style-name="P27" draw:layer="layout" svg:width="1.28cm" svg:height="0.806cm" svg:x="17.98cm" svg:y="9.51cm">
          <draw:text-box>
            <text:p text:style-name="P27"><text:span text:style-name="T15">Sor</text:span></text:p>
          </draw:text-box>
        </draw:frame>
        <draw:line draw:style-name="gr69" draw:text-style-name="P1" draw:layer="layout" svg:x1="15.694cm" svg:y1="7.752cm" svg:x2="17.726cm" svg:y2="7.798cm">
          <text:p/>
        </draw:line>
        <draw:polygon draw:style-name="gr63" draw:text-style-name="P1" draw:layer="layout" svg:width="1.183cm" svg:height="1.269cm" draw:transform="rotate (1.5707963267949) translate (12.636cm 10.88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2.636cm 10.69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2.636cm 10.44cm)" svg:viewBox="0 0 930 1270" draw:points="930,0 279,0 0,635 279,1270 930,1270">
          <text:p/>
        </draw:polygon>
        <draw:frame draw:style-name="gr28" draw:text-style-name="P27" draw:layer="layout" svg:width="1.28cm" svg:height="0.806cm" svg:x="12.636cm" svg:y="9.51cm">
          <draw:text-box>
            <text:p text:style-name="P27"><text:span text:style-name="T15">S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72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4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4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74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75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6" draw:text-style-name="P1" draw:layer="layout" svg:x1="10.496cm" svg:y1="6.588cm" svg:x2="11.132cm" svg:y2="6.588cm">
          <text:p/>
        </draw:line>
        <draw:custom-shape draw:name="Rectangle 19" draw:style-name="gr77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8.385cm" svg:x2="11.132cm" svg:y2="8.385cm">
          <text:p/>
        </draw:line>
        <draw:custom-shape draw:name="Rectangle 19" draw:style-name="gr78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8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11.143cm" svg:x2="11.132cm" svg:y2="11.143cm">
          <text:p/>
        </draw:line>
        <draw:custom-shape draw:style-name="gr79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9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5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0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81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1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1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3.623cm" svg:y2="6.096cm">
          <text:p/>
        </draw:line>
        <draw:line draw:style-name="gr45" draw:text-style-name="P1" draw:layer="layout" svg:x1="11.98cm" svg:y1="6.604cm" svg:x2="13.623cm" svg:y2="7.874cm">
          <text:p/>
        </draw:line>
        <draw:line draw:style-name="gr45" draw:text-style-name="P1" draw:layer="layout" svg:x1="11.981cm" svg:y1="6.604cm" svg:x2="13.623cm" svg:y2="10.668cm">
          <text:p/>
        </draw:line>
        <draw:line draw:style-name="gr45" draw:text-style-name="P1" draw:layer="layout" svg:x1="11.983cm" svg:y1="8.208cm" svg:x2="13.835cm" svg:y2="6.604cm">
          <text:p/>
        </draw:line>
        <draw:line draw:style-name="gr45" draw:text-style-name="P1" draw:layer="layout" svg:x1="11.983cm" svg:y1="8.308cm" svg:x2="13.835cm" svg:y2="8.482cm">
          <text:p/>
        </draw:line>
        <draw:line draw:style-name="gr45" draw:text-style-name="P1" draw:layer="layout" svg:x1="11.983cm" svg:y1="8.308cm" svg:x2="13.836cm" svg:y2="11.276cm">
          <text:p/>
        </draw:line>
        <draw:line draw:style-name="gr45" draw:text-style-name="P1" draw:layer="layout" svg:x1="11.984cm" svg:y1="11.009cm" svg:x2="14.047cm" svg:y2="11.5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2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6" draw:text-style-name="P1" draw:layer="layout" svg:x1="9.05cm" svg:y1="11.43cm" svg:x2="9.304cm" svg:y2="12.446cm">
          <text:p/>
        </draw:line>
        <draw:frame draw:style-name="gr73" draw:text-style-name="P29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76" draw:text-style-name="P1" draw:layer="layout" svg:x1="14.384cm" svg:y1="11.684cm" svg:x2="13.006cm" svg:y2="12.4cm">
          <text:p/>
        </draw:line>
        <draw:frame draw:style-name="gr73" draw:text-style-name="P29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73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76" draw:text-style-name="P1" draw:layer="layout" svg:x1="18.394cm" svg:y1="11.176cm" svg:x2="18.902cm" svg:y2="12.446cm">
          <text:p/>
        </draw:line>
        <draw:line draw:style-name="gr76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73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4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4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75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6" draw:text-style-name="P1" draw:layer="layout" svg:x1="10.496cm" svg:y1="6.588cm" svg:x2="11.132cm" svg:y2="6.588cm">
          <text:p/>
        </draw:line>
        <draw:custom-shape draw:name="Rectangle 19" draw:style-name="gr77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8.385cm" svg:x2="11.132cm" svg:y2="8.385cm">
          <text:p/>
        </draw:line>
        <draw:custom-shape draw:name="Rectangle 19" draw:style-name="gr78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8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11.143cm" svg:x2="11.132cm" svg:y2="11.143cm">
          <text:p/>
        </draw:lin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4.047cm" svg:y2="6.096cm">
          <text:p/>
        </draw:line>
        <draw:line draw:style-name="gr45" draw:text-style-name="P1" draw:layer="layout" svg:x1="11.98cm" svg:y1="6.604cm" svg:x2="14.047cm" svg:y2="8.201cm">
          <text:p/>
        </draw:line>
        <draw:line draw:style-name="gr45" draw:text-style-name="P1" draw:layer="layout" svg:x1="11.981cm" svg:y1="6.604cm" svg:x2="14.047cm" svg:y2="10.91cm">
          <text:p/>
        </draw:line>
        <draw:line draw:style-name="gr45" draw:text-style-name="P1" draw:layer="layout" svg:x1="11.983cm" svg:y1="8.208cm" svg:x2="14.047cm" svg:y2="6.604cm">
          <text:p/>
        </draw:line>
        <draw:line draw:style-name="gr45" draw:text-style-name="P1" draw:layer="layout" svg:x1="11.983cm" svg:y1="8.308cm" svg:x2="14.047cm" svg:y2="8.501cm">
          <text:p/>
        </draw:line>
        <draw:line draw:style-name="gr45" draw:text-style-name="P1" draw:layer="layout" svg:x1="11.983cm" svg:y1="8.308cm" svg:x2="14.047cm" svg:y2="11.176cm">
          <text:p/>
        </draw:line>
        <draw:line draw:style-name="gr45" draw:text-style-name="P1" draw:layer="layout" svg:x1="11.984cm" svg:y1="11.009cm" svg:x2="14.047cm" svg:y2="11.4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2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76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83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5:28:48.585803490</dc:date>
    <meta:editing-duration>P1DT4H47M8S</meta:editing-duration>
    <meta:editing-cycles>553</meta:editing-cycles>
    <meta:generator>LibreOffice/4.2.8.2$Linux_X86_64 LibreOffice_project/420m0$Build-2</meta:generator>
    <meta:document-statistic meta:object-count="403"/>
  </office:meta>
</office:document-meta>
</file>